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loext:contextual-spacing="false" fo:line-height="100%"/>
    </style:style>
    <style:style style:name="P2" style:family="paragraph" style:parent-style-name="Standard">
      <style:paragraph-properties fo:margin-top="0.494cm" fo:margin-bottom="0.494cm" loext:contextual-spacing="false" fo:line-height="100%"/>
      <style:text-properties fo:font-size="12pt" style:letter-kerning="false" style:font-name-asian="Times New Roman1" style:font-size-asian="12pt" style:language-asian="en" style:country-asian="IN" style:font-name-complex="Calibri1" style:font-size-complex="12pt"/>
    </style:style>
    <style:style style:name="P3" style:family="paragraph" style:parent-style-name="Standard" style:list-style-name="WWNum1">
      <style:paragraph-properties fo:margin-top="0.494cm" fo:margin-bottom="0cm" loext:contextual-spacing="false" fo:line-height="100%"/>
    </style:style>
    <style:style style:name="P4" style:family="paragraph" style:parent-style-name="Standard" style:list-style-name="WWNum1">
      <style:paragraph-properties fo:margin-top="0cm" fo:margin-bottom="0.494cm" loext:contextual-spacing="false" fo:line-height="100%"/>
    </style:style>
    <style:style style:name="P5" style:family="paragraph" style:parent-style-name="Standard" style:list-style-name="WWNum1">
      <style:paragraph-properties fo:margin-top="0cm" fo:margin-bottom="0cm" loext:contextual-spacing="false" fo:line-height="100%"/>
    </style:style>
    <style:style style:name="P6" style:family="paragraph" style:parent-style-name="Standard" style:master-page-name="Standard">
      <style:paragraph-properties style:page-number="auto"/>
    </style:style>
    <style:style style:name="T1" style:family="text">
      <style:text-properties fo:font-size="12pt" style:font-size-asian="12pt" style:font-name-complex="Calibri1" style:font-size-complex="12pt"/>
    </style:style>
    <style:style style:name="T2" style:family="text">
      <style:text-properties fo:font-size="12pt" fo:font-weight="bold" style:letter-kerning="false" style:font-name-asian="Times New Roman1" style:font-size-asian="12pt" style:language-asian="en" style:country-asian="IN" style:font-weight-asian="bold" style:font-name-complex="Calibri1" style:font-size-complex="12pt" style:font-weight-complex="bold"/>
    </style:style>
    <style:style style:name="T3" style:family="text">
      <style:text-properties fo:font-size="12pt" style:letter-kerning="false" style:font-name-asian="Times New Roman1" style:font-size-asian="12pt" style:language-asian="en" style:country-asian="IN"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Cyber Security is a critical field in our digital world, protecting systems, networks, and data from cyber threats. This course will introduce you to essential tools and techniques used in cybersecurity, including Linux, Bash scripting, C programming, Assembly language, and Python.</text:span></text:p>
      <text:p text:style-name="Standard"><text:span text:style-name="T1">The resources, including the assignments and projects : </text:span><text:a xlink:type="simple" xlink:href="https://github.com/CSeCIITB/LS-2024-Tools-for-Cyber-Security" text:style-name="Internet_20_link" text:visited-style-name="Visited_20_Internet_20_Link"><text:span text:style-name="T1">https://github.com/CSeCIITB/LS-2024-Tools-for-Cyber-Security</text:span></text:a><text:span text:style-name="T1"> </text:span></text:p>
      <text:p text:style-name="P1"><text:span text:style-name="T2">Timeline:</text:span><text:span text:style-name="T3"><text:line-break/>Week 1: 27 June - 7 July <text:line-break/>Week 2: 8 July - 14 July<text:line-break/>Week 3: 15 July - 21 July<text:line-break/>Week 4: 22 July - 28 July</text:span></text:p>
      <text:list xml:id="list3714881152" text:style-name="WWNum1">
        <text:list-item>
          <text:p text:style-name="P3"><text:span text:style-name="T3">Week 1-3: Weekly content will be released along with corresponding assignments.</text:span></text:p>
        </text:list-item>
        <text:list-item>
          <text:p text:style-name="P5"><text:span text:style-name="T3">Project statement will be released in 2 parts: </text:span></text:p>
          <text:list>
            <text:list-item>
              <text:p text:style-name="P5"><text:span text:style-name="T3">Part 1 will be released along with Week 2</text:span></text:p>
            </text:list-item>
            <text:list-item>
              <text:p text:style-name="P4"><text:span text:style-name="T3">Part 2 will be released after Week 3</text:span></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span text:style-name="T3">There are other methods to solve that challenge (for example: </text:span><text:a xlink:type="simple" xlink:href="https://www.youtube.com/watch?v=1Drk5ZeGH14" text:style-name="Internet_20_link" text:visited-style-name="Visited_20_Internet_20_Link"><text:span text:style-name="T3">https://www.youtube.com/watch?v=1Drk5ZeGH14</text:span></text:a><text:span text:style-name="T3"> ) but that video demonstrates how you can create a symbolic link instead of copying a file if you want to run the same file from a different place.</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upalipatil21011981@outlook.com</meta:initial-creator>
    <meta:editing-cycles>3</meta:editing-cycles>
    <meta:creation-date>2024-07-03T08:35:00</meta:creation-date>
    <dc:date>2024-07-12T21:35:47.567477675</dc:date>
    <meta:editing-duration>PT6M43S</meta:editing-duration>
    <meta:generator>LibreOffice/6.4.7.2$Linux_X86_64 LibreOffice_project/40$Build-2</meta:generator>
    <meta:document-statistic meta:table-count="0" meta:image-count="0" meta:object-count="0" meta:page-count="2" meta:paragraph-count="8" meta:word-count="159" meta:character-count="971" meta:non-whitespace-character-count="8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